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gradient" draw:fill-gradient-name="Lightblue_20_Gradient" draw:textarea-horizontal-align="justify" draw:textarea-vertical-align="middle" draw:auto-grow-height="false"/>
    </style:style>
    <style:style style:name="gr2" style:family="graphic" style:parent-style-name="standard">
      <style:graphic-properties draw:fill="gradient" draw:fill-color="#99ccff" draw:fill-gradient-name="Gray_20_Todo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102cm" draw:marker-start="Arrow" draw:marker-start-width="0.457cm" draw:marker-end="Arrow" draw:marker-end-width="0.457cm" draw:textarea-horizontal-align="left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svg:stroke-width="0.102cm" svg:stroke-color="#000000" draw:marker-start="Arrow" draw:marker-start-width="0.457cm" draw:marker-end="Arrow" draw:marker-end-width="0.457cm" draw:textarea-horizontal-align="left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4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4pt" style:font-size-asian="14pt" style:font-size-complex="14pt"/>
    </style:style>
    <style:style style:name="T1" style:family="text">
      <style:text-properties fo:color="#ffffff" fo:font-size="14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79cm" svg:height="1.475cm" svg:x="1.566cm" svg:y="2.065cm">
          <text:p text:style-name="P1"><text:span text:style-name="T1">Aufruf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3" draw:layer="layout" svg:width="3.879cm" svg:height="1.475cm" svg:x="1.535cm" svg:y="9.153cm">
          <text:p text:style-name="P1"><text:span text:style-name="T1">Objek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2" draw:layer="layout" svg:width="5.784cm" svg:height="4.65cm" svg:x="6.646cm" svg:y="6.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879cm" svg:height="1.475cm" svg:x="7.599cm" svg:y="7.25cm">
          <text:p text:style-name="P1"><text:span text:style-name="T1">Ad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879cm" svg:height="1.475cm" svg:x="7.599cm" svg:y="9.153cm">
          <text:p text:style-name="P1"><text:span text:style-name="T1">Objek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" draw:layer="layout" svg:width="3.879cm" svg:height="1.475cm" svg:x="7.599cm" svg:y="2.065cm">
          <text:p text:style-name="P1"><text:span text:style-name="T1">Aufruf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.772cm" svg:height="0.806cm" svg:x="8.652cm" svg:y="6.444cm">
          <draw:text-box>
            <text:p><text:span text:style-name="T2">Proxy</text:span></text:p>
          </draw:text-box>
        </draw:frame>
        <draw:connector draw:style-name="gr4" draw:text-style-name="P5" draw:layer="layout" draw:type="line" svg:x1="9.538cm" svg:y1="3.54cm" svg:x2="9.538cm" svg:y2="6.41cm" draw:start-shape="id1" draw:start-glue-point="2" draw:end-shape="id2" draw:end-glue-point="0" svg:d="m9538 3540v2870">
          <text:p text:style-name="P4"><text:span text:style-name="T2"><text:s text:c="3"/></text:span><text:span text:style-name="T2">Methoden-</text:span></text:p>
          <text:p text:style-name="P4"><text:span text:style-name="T2"><text:s text:c="3"/></text:span><text:span text:style-name="T2">aufruf</text:span></text:p>
        </draw:connector>
        <draw:connector draw:style-name="gr5" draw:text-style-name="P5" draw:layer="layout" draw:type="line" svg:x1="3.505cm" svg:y1="3.54cm" svg:x2="3.474cm" svg:y2="9.153cm" draw:end-shape="id3" draw:end-glue-point="0" svg:d="m3505 3540-31 5613">
          <text:p text:style-name="P4"><text:span text:style-name="T2"><text:s text:c="3"/></text:span><text:span text:style-name="T2">Methoden-</text:span></text:p>
          <text:p text:style-name="P4"><text:span text:style-name="T2"><text:s text:c="3"/></text:span><text:span text:style-name="T2">aufruf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y_20_Todo" draw:display-name="Gray Todo" draw:style="axial" draw:start-color="#999999" draw:end-color="#cccccc" draw:start-intensity="100%" draw:end-intensity="100%" draw:angle="0" draw:border="0%"/>
    <draw:gradient draw:name="Lightblue_20_Gradient" draw:display-name="Lightblue Gradient" draw:style="axial" draw:start-color="#0099ff" draw:end-color="#99cc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Daff </meta:initial-creator>
    <meta:creation-date>2010-03-05T19:39:57</meta:creation-date>
    <dc:date>2010-03-05T22:11:45</dc:date>
    <dc:creator>Daff </dc:creator>
    <meta:editing-duration>PT02H10M40S</meta:editing-duration>
    <meta:editing-cycles>1</meta:editing-cycles>
    <meta:document-statistic meta:object-count="9"/>
    <meta:generator>OpenOffice.org/3.1$Unix OpenOffice.org_project/310m19$Build-9420</meta:generator>
  </office:meta>
</office:document-meta>
</file>